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8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0.741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Title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Heading_20_3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Title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20_25__20_-_20_Accent5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/>
          <table:table-cell table:style-name="ce1"/>
          <table:table-cell table:style-name="ce8" table:number-columns-repeated="6"/>
          <table:table-cell table:number-columns-repeated="1016"/>
        </table:table-row>
        <table:table-row table:style-name="ro1">
          <table:table-cell/>
          <table:table-cell table:style-name="ce1" office:value-type="string" table:number-columns-spanned="7" table:number-rows-spanned="1">
            <text:p>Matriz Distanc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6"/>
        </table:table-row>
        <table:table-row table:style-name="ro2">
          <table:table-cell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Conjunto P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Solucion No.</text:p>
          </table:table-cell>
          <table:table-cell table:style-name="ce6" table:number-columns-repeated="6"/>
          <table:table-cell table:style-name="ce6" office:value-type="string">
            <text:p>Distancia 1</text:p>
          </table:table-cell>
          <table:table-cell table:style-name="ce6" office:value-type="string">
            <text:p>Distancia 2</text:p>
          </table:table-cell>
          <table:table-cell table:style-name="ce6" office:value-type="string">
            <text:p>Distancia 3</text:p>
          </table:table-cell>
          <table:table-cell table:style-name="ce6" office:value-type="string">
            <text:p>D Minimo</text:p>
          </table:table-cell>
          <table:table-cell/>
          <table:table-cell table:style-name="ce6" office:value-type="string">
            <text:p>Vectores de Comparación</text:p>
          </table:table-cell>
          <table:table-cell table:style-name="ce6" table:number-columns-repeated="5"/>
          <table:table-cell table:number-columns-repeated="1005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13]-[.$N$13])+ABS([.D13]-[.$O$13])+ABS([.E13]-[.$P$13])+ABS([.F13]-[.$Q$13])+ABS([.G13]-[.$R$13])+ABS([.H13]-[.$S$13])" office:value-type="float" office:value="6">
            <text:p>6</text:p>
          </table:table-cell>
          <table:table-cell table:style-name="ce9" table:formula="of:=ABS([.D13]-[.$N$14])+ABS([.E13]-[.$O$14])+ABS([.F13]-[.$P$14])+ABS([.G13]-[.$Q$14])+ABS([.H13]-[.$R$14])+ABS([.I13]-[.$S$14])" office:value-type="float" office:value="5">
            <text:p>5</text:p>
          </table:table-cell>
          <table:table-cell table:style-name="ce9" table:formula="of:=ABS([.E13]-[.$N$15])+ABS([.F13]-[.$O$15])+ABS([.G13]-[.$P$15])+ABS([.H13]-[.$Q$15])+ABS([.I13]-[.$R$15])+ABS([.J13]-[.$S$15])" office:value-type="float" office:value="16">
            <text:p>16</text:p>
          </table:table-cell>
          <table:table-cell table:formula="of:=MIN([.I13:.K13])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14]-[.$N$13])+ABS([.D14]-[.$O$13])+ABS([.E14]-[.$P$13])+ABS([.F14]-[.$Q$13])+ABS([.G14]-[.$R$13])+ABS([.H14]-[.$S$13])" office:value-type="float" office:value="8">
            <text:p>8</text:p>
          </table:table-cell>
          <table:table-cell table:style-name="ce9" table:formula="of:=ABS([.D14]-[.$N$14])+ABS([.E14]-[.$O$14])+ABS([.F14]-[.$P$14])+ABS([.G14]-[.$Q$14])+ABS([.H14]-[.$R$14])+ABS([.I14]-[.$S$14])" office:value-type="float" office:value="6">
            <text:p>6</text:p>
          </table:table-cell>
          <table:table-cell table:style-name="ce9" table:formula="of:=ABS([.E14]-[.$N$15])+ABS([.F14]-[.$O$15])+ABS([.G14]-[.$P$15])+ABS([.H14]-[.$Q$15])+ABS([.I14]-[.$R$15])+ABS([.J14]-[.$S$15])" office:value-type="float" office:value="19">
            <text:p>19</text:p>
          </table:table-cell>
          <table:table-cell table:formula="of:=MIN([.I14:.K14])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15]-[.$N$13])+ABS([.D15]-[.$O$13])+ABS([.E15]-[.$P$13])+ABS([.F15]-[.$Q$13])+ABS([.G15]-[.$R$13])+ABS([.H15]-[.$S$13])" office:value-type="float" office:value="10">
            <text:p>10</text:p>
          </table:table-cell>
          <table:table-cell table:style-name="ce9" table:formula="of:=ABS([.D15]-[.$N$14])+ABS([.E15]-[.$O$14])+ABS([.F15]-[.$P$14])+ABS([.G15]-[.$Q$14])+ABS([.H15]-[.$R$14])+ABS([.I15]-[.$S$14])" office:value-type="float" office:value="11">
            <text:p>11</text:p>
          </table:table-cell>
          <table:table-cell table:style-name="ce9" table:formula="of:=ABS([.E15]-[.$N$15])+ABS([.F15]-[.$O$15])+ABS([.G15]-[.$P$15])+ABS([.H15]-[.$Q$15])+ABS([.I15]-[.$R$15])+ABS([.J15]-[.$S$15])" office:value-type="float" office:value="28">
            <text:p>28</text:p>
          </table:table-cell>
          <table:table-cell table:formula="of:=MIN([.I15:.K15])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16]-[.$N$13])+ABS([.D16]-[.$O$13])+ABS([.E16]-[.$P$13])+ABS([.F16]-[.$Q$13])+ABS([.G16]-[.$R$13])+ABS([.H16]-[.$S$13])" office:value-type="float" office:value="12">
            <text:p>12</text:p>
          </table:table-cell>
          <table:table-cell table:style-name="ce9" table:formula="of:=ABS([.D16]-[.$N$14])+ABS([.E16]-[.$O$14])+ABS([.F16]-[.$P$14])+ABS([.G16]-[.$Q$14])+ABS([.H16]-[.$R$14])+ABS([.I16]-[.$S$14])" office:value-type="float" office:value="10">
            <text:p>10</text:p>
          </table:table-cell>
          <table:table-cell table:style-name="ce9" table:formula="of:=ABS([.E16]-[.$N$15])+ABS([.F16]-[.$O$15])+ABS([.G16]-[.$P$15])+ABS([.H16]-[.$Q$15])+ABS([.I16]-[.$R$15])+ABS([.J16]-[.$S$15])" office:value-type="float" office:value="30">
            <text:p>30</text:p>
          </table:table-cell>
          <table:table-cell table:formula="of:=MIN([.I16:.K16])"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9" table:formula="of:=ABS([.C17]-[.$N$13])+ABS([.D17]-[.$O$13])+ABS([.E17]-[.$P$13])+ABS([.F17]-[.$Q$13])+ABS([.G17]-[.$R$13])+ABS([.H17]-[.$S$13])" office:value-type="float" office:value="8">
            <text:p>8</text:p>
          </table:table-cell>
          <table:table-cell table:style-name="ce9" table:formula="of:=ABS([.D17]-[.$N$14])+ABS([.E17]-[.$O$14])+ABS([.F17]-[.$P$14])+ABS([.G17]-[.$Q$14])+ABS([.H17]-[.$R$14])+ABS([.I17]-[.$S$14])" office:value-type="float" office:value="9">
            <text:p>9</text:p>
          </table:table-cell>
          <table:table-cell table:style-name="ce9" table:formula="of:=ABS([.E17]-[.$N$15])+ABS([.F17]-[.$O$15])+ABS([.G17]-[.$P$15])+ABS([.H17]-[.$Q$15])+ABS([.I17]-[.$R$15])+ABS([.J17]-[.$S$15])" office:value-type="float" office:value="24">
            <text:p>24</text:p>
          </table:table-cell>
          <table:table-cell table:formula="of:=MIN([.I17:.K1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9" table:formula="of:=ABS([.C18]-[.$N$13])+ABS([.D18]-[.$O$13])+ABS([.E18]-[.$P$13])+ABS([.F18]-[.$Q$13])+ABS([.G18]-[.$R$13])+ABS([.H18]-[.$S$13])" office:value-type="float" office:value="16">
            <text:p>16</text:p>
          </table:table-cell>
          <table:table-cell table:style-name="ce9" table:formula="of:=ABS([.D18]-[.$N$14])+ABS([.E18]-[.$O$14])+ABS([.F18]-[.$P$14])+ABS([.G18]-[.$Q$14])+ABS([.H18]-[.$R$14])+ABS([.I18]-[.$S$14])" office:value-type="float" office:value="18">
            <text:p>18</text:p>
          </table:table-cell>
          <table:table-cell table:style-name="ce9" table:formula="of:=ABS([.E18]-[.$N$15])+ABS([.F18]-[.$O$15])+ABS([.G18]-[.$P$15])+ABS([.H18]-[.$Q$15])+ABS([.I18]-[.$R$15])+ABS([.J18]-[.$S$15])" office:value-type="float" office:value="34">
            <text:p>34</text:p>
          </table:table-cell>
          <table:table-cell table:style-name="ce10" table:formula="of:=MIN([.I18:.K18])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19]-[.$N$13])+ABS([.D19]-[.$O$13])+ABS([.E19]-[.$P$13])+ABS([.F19]-[.$Q$13])+ABS([.G19]-[.$R$13])+ABS([.H19]-[.$S$13])" office:value-type="float" office:value="6">
            <text:p>6</text:p>
          </table:table-cell>
          <table:table-cell table:style-name="ce9" table:formula="of:=ABS([.D19]-[.$N$14])+ABS([.E19]-[.$O$14])+ABS([.F19]-[.$P$14])+ABS([.G19]-[.$Q$14])+ABS([.H19]-[.$R$14])+ABS([.I19]-[.$S$14])" office:value-type="float" office:value="7">
            <text:p>7</text:p>
          </table:table-cell>
          <table:table-cell table:style-name="ce9" table:formula="of:=ABS([.E19]-[.$N$15])+ABS([.F19]-[.$O$15])+ABS([.G19]-[.$P$15])+ABS([.H19]-[.$Q$15])+ABS([.I19]-[.$R$15])+ABS([.J19]-[.$S$15])" office:value-type="float" office:value="19">
            <text:p>19</text:p>
          </table:table-cell>
          <table:table-cell table:formula="of:=MIN([.I19:.K19])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20]-[.$N$13])+ABS([.D20]-[.$O$13])+ABS([.E20]-[.$P$13])+ABS([.F20]-[.$Q$13])+ABS([.G20]-[.$R$13])+ABS([.H20]-[.$S$13])" office:value-type="float" office:value="6">
            <text:p>6</text:p>
          </table:table-cell>
          <table:table-cell table:style-name="ce9" table:formula="of:=ABS([.D20]-[.$N$14])+ABS([.E20]-[.$O$14])+ABS([.F20]-[.$P$14])+ABS([.G20]-[.$Q$14])+ABS([.H20]-[.$R$14])+ABS([.I20]-[.$S$14])" office:value-type="float" office:value="5">
            <text:p>5</text:p>
          </table:table-cell>
          <table:table-cell table:style-name="ce9" table:formula="of:=ABS([.E20]-[.$N$15])+ABS([.F20]-[.$O$15])+ABS([.G20]-[.$P$15])+ABS([.H20]-[.$Q$15])+ABS([.I20]-[.$R$15])+ABS([.J20]-[.$S$15])" office:value-type="float" office:value="18">
            <text:p>18</text:p>
          </table:table-cell>
          <table:table-cell table:formula="of:=MIN([.I20:.K20])" office:value-type="float" office:value="5">
            <text:p>5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9" table:formula="of:=ABS([.C21]-[.$N$13])+ABS([.D21]-[.$O$13])+ABS([.E21]-[.$P$13])+ABS([.F21]-[.$Q$13])+ABS([.G21]-[.$R$13])+ABS([.H21]-[.$S$13])" office:value-type="float" office:value="0">
            <text:p>0</text:p>
          </table:table-cell>
          <table:table-cell table:style-name="ce9" table:formula="of:=ABS([.D21]-[.$N$14])+ABS([.E21]-[.$O$14])+ABS([.F21]-[.$P$14])+ABS([.G21]-[.$Q$14])+ABS([.H21]-[.$R$14])+ABS([.I21]-[.$S$14])" office:value-type="float" office:value="15">
            <text:p>15</text:p>
          </table:table-cell>
          <table:table-cell table:style-name="ce9" table:formula="of:=ABS([.E21]-[.$N$15])+ABS([.F21]-[.$O$15])+ABS([.G21]-[.$P$15])+ABS([.H21]-[.$Q$15])+ABS([.I21]-[.$R$15])+ABS([.J21]-[.$S$15])" office:value-type="float" office:value="25">
            <text:p>25</text:p>
          </table:table-cell>
          <table:table-cell table:formula="of:=MIN([.I21:.K21])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formula="of:=ABS([.C22]-[.$N$13])+ABS([.D22]-[.$O$13])+ABS([.E22]-[.$P$13])+ABS([.F22]-[.$Q$13])+ABS([.G22]-[.$R$13])+ABS([.H22]-[.$S$13])" office:value-type="float" office:value="8">
            <text:p>8</text:p>
          </table:table-cell>
          <table:table-cell table:style-name="ce9" table:formula="of:=ABS([.D22]-[.$N$14])+ABS([.E22]-[.$O$14])+ABS([.F22]-[.$P$14])+ABS([.G22]-[.$Q$14])+ABS([.H22]-[.$R$14])+ABS([.I22]-[.$S$14])" office:value-type="float" office:value="13">
            <text:p>13</text:p>
          </table:table-cell>
          <table:table-cell table:style-name="ce9" table:formula="of:=ABS([.E22]-[.$N$15])+ABS([.F22]-[.$O$15])+ABS([.G22]-[.$P$15])+ABS([.H22]-[.$Q$15])+ABS([.I22]-[.$R$15])+ABS([.J22]-[.$S$15])" office:value-type="float" office:value="22">
            <text:p>22</text:p>
          </table:table-cell>
          <table:table-cell table:formula="of:=MIN([.I22:.K22])" office:value-type="float" office:value="8">
            <text:p>8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23]-[.$N$13])+ABS([.D23]-[.$O$13])+ABS([.E23]-[.$P$13])+ABS([.F23]-[.$Q$13])+ABS([.G23]-[.$R$13])+ABS([.H23]-[.$S$13])" office:value-type="float" office:value="8">
            <text:p>8</text:p>
          </table:table-cell>
          <table:table-cell table:style-name="ce9" table:formula="of:=ABS([.D23]-[.$N$14])+ABS([.E23]-[.$O$14])+ABS([.F23]-[.$P$14])+ABS([.G23]-[.$Q$14])+ABS([.H23]-[.$R$14])+ABS([.I23]-[.$S$14])" office:value-type="float" office:value="7">
            <text:p>7</text:p>
          </table:table-cell>
          <table:table-cell table:style-name="ce9" table:formula="of:=ABS([.E23]-[.$N$15])+ABS([.F23]-[.$O$15])+ABS([.G23]-[.$P$15])+ABS([.H23]-[.$Q$15])+ABS([.I23]-[.$R$15])+ABS([.J23]-[.$S$15])" office:value-type="float" office:value="20">
            <text:p>20</text:p>
          </table:table-cell>
          <table:table-cell table:formula="of:=MIN([.I23:.K23])" office:value-type="float" office:value="7">
            <text:p>7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9" table:formula="of:=ABS([.C24]-[.$N$13])+ABS([.D24]-[.$O$13])+ABS([.E24]-[.$P$13])+ABS([.F24]-[.$Q$13])+ABS([.G24]-[.$R$13])+ABS([.H24]-[.$S$13])" office:value-type="float" office:value="6">
            <text:p>6</text:p>
          </table:table-cell>
          <table:table-cell table:style-name="ce9" table:formula="of:=ABS([.D24]-[.$N$14])+ABS([.E24]-[.$O$14])+ABS([.F24]-[.$P$14])+ABS([.G24]-[.$Q$14])+ABS([.H24]-[.$R$14])+ABS([.I24]-[.$S$14])" office:value-type="float" office:value="7">
            <text:p>7</text:p>
          </table:table-cell>
          <table:table-cell table:style-name="ce9" table:formula="of:=ABS([.E24]-[.$N$15])+ABS([.F24]-[.$O$15])+ABS([.G24]-[.$P$15])+ABS([.H24]-[.$Q$15])+ABS([.I24]-[.$R$15])+ABS([.J24]-[.$S$15])" office:value-type="float" office:value="16">
            <text:p>16</text:p>
          </table:table-cell>
          <table:table-cell table:formula="of:=MIN([.I24:.K24])" office:value-type="float" office:value="6">
            <text:p>6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9" table:formula="of:=ABS([.C25]-[.$N$13])+ABS([.D25]-[.$O$13])+ABS([.E25]-[.$P$13])+ABS([.F25]-[.$Q$13])+ABS([.G25]-[.$R$13])+ABS([.H25]-[.$S$13])" office:value-type="float" office:value="12">
            <text:p>12</text:p>
          </table:table-cell>
          <table:table-cell table:style-name="ce9" table:formula="of:=ABS([.D25]-[.$N$14])+ABS([.E25]-[.$O$14])+ABS([.F25]-[.$P$14])+ABS([.G25]-[.$Q$14])+ABS([.H25]-[.$R$14])+ABS([.I25]-[.$S$14])" office:value-type="float" office:value="15">
            <text:p>15</text:p>
          </table:table-cell>
          <table:table-cell table:style-name="ce9" table:formula="of:=ABS([.E25]-[.$N$15])+ABS([.F25]-[.$O$15])+ABS([.G25]-[.$P$15])+ABS([.H25]-[.$Q$15])+ABS([.I25]-[.$R$15])+ABS([.J25]-[.$S$15])" office:value-type="float" office:value="26">
            <text:p>26</text:p>
          </table:table-cell>
          <table:table-cell table:style-name="ce10" table:formula="of:=MIN([.I25:.K25])" office:value-type="float" office:value="12">
            <text:p>12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9" table:formula="of:=ABS([.C26]-[.$N$13])+ABS([.D26]-[.$O$13])+ABS([.E26]-[.$P$13])+ABS([.F26]-[.$Q$13])+ABS([.G26]-[.$R$13])+ABS([.H26]-[.$S$13])" office:value-type="float" office:value="6">
            <text:p>6</text:p>
          </table:table-cell>
          <table:table-cell table:style-name="ce9" table:formula="of:=ABS([.D26]-[.$N$14])+ABS([.E26]-[.$O$14])+ABS([.F26]-[.$P$14])+ABS([.G26]-[.$Q$14])+ABS([.H26]-[.$R$14])+ABS([.I26]-[.$S$14])" office:value-type="float" office:value="5">
            <text:p>5</text:p>
          </table:table-cell>
          <table:table-cell table:style-name="ce9" table:formula="of:=ABS([.E26]-[.$N$15])+ABS([.F26]-[.$O$15])+ABS([.G26]-[.$P$15])+ABS([.H26]-[.$Q$15])+ABS([.I26]-[.$R$15])+ABS([.J26]-[.$S$15])" office:value-type="float" office:value="14">
            <text:p>14</text:p>
          </table:table-cell>
          <table:table-cell table:formula="of:=MIN([.I26:.K26])" office:value-type="float" office:value="5">
            <text:p>5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9" table:formula="of:=ABS([.C27]-[.$N$13])+ABS([.D27]-[.$O$13])+ABS([.E27]-[.$P$13])+ABS([.F27]-[.$Q$13])+ABS([.G27]-[.$R$13])+ABS([.H27]-[.$S$13])" office:value-type="float" office:value="10">
            <text:p>10</text:p>
          </table:table-cell>
          <table:table-cell table:style-name="ce9" table:formula="of:=ABS([.D27]-[.$N$14])+ABS([.E27]-[.$O$14])+ABS([.F27]-[.$P$14])+ABS([.G27]-[.$Q$14])+ABS([.H27]-[.$R$14])+ABS([.I27]-[.$S$14])" office:value-type="float" office:value="11">
            <text:p>11</text:p>
          </table:table-cell>
          <table:table-cell table:style-name="ce9" table:formula="of:=ABS([.E27]-[.$N$15])+ABS([.F27]-[.$O$15])+ABS([.G27]-[.$P$15])+ABS([.H27]-[.$Q$15])+ABS([.I27]-[.$R$15])+ABS([.J27]-[.$S$15])" office:value-type="float" office:value="24">
            <text:p>24</text:p>
          </table:table-cell>
          <table:table-cell table:formula="of:=MIN([.I27:.K27])"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9" table:formula="of:=ABS([.C28]-[.$N$13])+ABS([.D28]-[.$O$13])+ABS([.E28]-[.$P$13])+ABS([.F28]-[.$Q$13])+ABS([.G28]-[.$R$13])+ABS([.H28]-[.$S$13])" office:value-type="float" office:value="8">
            <text:p>8</text:p>
          </table:table-cell>
          <table:table-cell table:style-name="ce9" table:formula="of:=ABS([.D28]-[.$N$14])+ABS([.E28]-[.$O$14])+ABS([.F28]-[.$P$14])+ABS([.G28]-[.$Q$14])+ABS([.H28]-[.$R$14])+ABS([.I28]-[.$S$14])" office:value-type="float" office:value="7">
            <text:p>7</text:p>
          </table:table-cell>
          <table:table-cell table:style-name="ce9" table:formula="of:=ABS([.E28]-[.$N$15])+ABS([.F28]-[.$O$15])+ABS([.G28]-[.$P$15])+ABS([.H28]-[.$Q$15])+ABS([.I28]-[.$R$15])+ABS([.J28]-[.$S$15])" office:value-type="float" office:value="20">
            <text:p>20</text:p>
          </table:table-cell>
          <table:table-cell table:formula="of:=MIN([.I28:.K28])" office:value-type="float" office:value="7">
            <text:p>7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9" table:formula="of:=ABS([.C29]-[.$N$13])+ABS([.D29]-[.$O$13])+ABS([.E29]-[.$P$13])+ABS([.F29]-[.$Q$13])+ABS([.G29]-[.$R$13])+ABS([.H29]-[.$S$13])" office:value-type="float" office:value="10">
            <text:p>10</text:p>
          </table:table-cell>
          <table:table-cell table:style-name="ce9" table:formula="of:=ABS([.D29]-[.$N$14])+ABS([.E29]-[.$O$14])+ABS([.F29]-[.$P$14])+ABS([.G29]-[.$Q$14])+ABS([.H29]-[.$R$14])+ABS([.I29]-[.$S$14])" office:value-type="float" office:value="11">
            <text:p>11</text:p>
          </table:table-cell>
          <table:table-cell table:style-name="ce9" table:formula="of:=ABS([.E29]-[.$N$15])+ABS([.F29]-[.$O$15])+ABS([.G29]-[.$P$15])+ABS([.H29]-[.$Q$15])+ABS([.I29]-[.$R$15])+ABS([.J29]-[.$S$15])" office:value-type="float" office:value="30">
            <text:p>30</text:p>
          </table:table-cell>
          <table:table-cell table:formula="of:=MIN([.I29:.K29])"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table:formula="of:=ABS([.C30]-[.$N$13])+ABS([.D30]-[.$O$13])+ABS([.E30]-[.$P$13])+ABS([.F30]-[.$Q$13])+ABS([.G30]-[.$R$13])+ABS([.H30]-[.$S$13])" office:value-type="float" office:value="10">
            <text:p>10</text:p>
          </table:table-cell>
          <table:table-cell table:style-name="ce9" table:formula="of:=ABS([.D30]-[.$N$14])+ABS([.E30]-[.$O$14])+ABS([.F30]-[.$P$14])+ABS([.G30]-[.$Q$14])+ABS([.H30]-[.$R$14])+ABS([.I30]-[.$S$14])" office:value-type="float" office:value="17">
            <text:p>17</text:p>
          </table:table-cell>
          <table:table-cell table:style-name="ce9" table:formula="of:=ABS([.E30]-[.$N$15])+ABS([.F30]-[.$O$15])+ABS([.G30]-[.$P$15])+ABS([.H30]-[.$Q$15])+ABS([.I30]-[.$R$15])+ABS([.J30]-[.$S$15])" office:value-type="float" office:value="30">
            <text:p>30</text:p>
          </table:table-cell>
          <table:table-cell table:formula="of:=MIN([.I30:.K30])"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9" table:formula="of:=ABS([.C31]-[.$N$13])+ABS([.D31]-[.$O$13])+ABS([.E31]-[.$P$13])+ABS([.F31]-[.$Q$13])+ABS([.G31]-[.$R$13])+ABS([.H31]-[.$S$13])" office:value-type="float" office:value="10">
            <text:p>10</text:p>
          </table:table-cell>
          <table:table-cell table:style-name="ce9" table:formula="of:=ABS([.D31]-[.$N$14])+ABS([.E31]-[.$O$14])+ABS([.F31]-[.$P$14])+ABS([.G31]-[.$Q$14])+ABS([.H31]-[.$R$14])+ABS([.I31]-[.$S$14])" office:value-type="float" office:value="13">
            <text:p>13</text:p>
          </table:table-cell>
          <table:table-cell table:style-name="ce9" table:formula="of:=ABS([.E31]-[.$N$15])+ABS([.F31]-[.$O$15])+ABS([.G31]-[.$P$15])+ABS([.H31]-[.$Q$15])+ABS([.I31]-[.$R$15])+ABS([.J31]-[.$S$15])" office:value-type="float" office:value="24">
            <text:p>24</text:p>
          </table:table-cell>
          <table:table-cell table:formula="of:=MIN([.I31:.K31])"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9" table:formula="of:=ABS([.C32]-[.$N$13])+ABS([.D32]-[.$O$13])+ABS([.E32]-[.$P$13])+ABS([.F32]-[.$Q$13])+ABS([.G32]-[.$R$13])+ABS([.H32]-[.$S$13])" office:value-type="float" office:value="12">
            <text:p>12</text:p>
          </table:table-cell>
          <table:table-cell table:style-name="ce9" table:formula="of:=ABS([.D32]-[.$N$14])+ABS([.E32]-[.$O$14])+ABS([.F32]-[.$P$14])+ABS([.G32]-[.$Q$14])+ABS([.H32]-[.$R$14])+ABS([.I32]-[.$S$14])" office:value-type="float" office:value="16">
            <text:p>16</text:p>
          </table:table-cell>
          <table:table-cell table:style-name="ce9" table:formula="of:=ABS([.E32]-[.$N$15])+ABS([.F32]-[.$O$15])+ABS([.G32]-[.$P$15])+ABS([.H32]-[.$Q$15])+ABS([.I32]-[.$R$15])+ABS([.J32]-[.$S$15])" office:value-type="float" office:value="33">
            <text:p>33</text:p>
          </table:table-cell>
          <table:table-cell table:style-name="ce10" table:formula="of:=MIN([.I32:.K32])" office:value-type="float" office:value="12">
            <text:p>12</text:p>
          </table:table-cell>
          <table:table-cell table:number-columns-repeated="1012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3" table:default-cell-style-name="Excel_20_Built-in_20_Normal"/>
        <table:table-column table:style-name="co2" table:number-columns-repeated="10" table:default-cell-style-name="Excel_20_Built-in_20_Normal"/>
        <table:table-column table:style-name="co1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style-name="ce5" office:value-type="string">
            <text:p>Distancias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>
            <text:p>Subconjunto Inicial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Solucion No.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B13];Distancias;[.C13]+1)+VLOOKUP([.C13];Distancias;[.D13]+1)+VLOOKUP([.D13];Distancias;[.E13]+1)+VLOOKUP([.E13];Distancias;[.F13]+1)+VLOOKUP([.F13];Distancias;[.G13]+1)+VLOOKUP([.G13];Distancias;[.B13]+1)" office:value-type="float" office:value="48">
            <text:p>48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B14];Distancias;[.C14]+1)+VLOOKUP([.C14];Distancias;[.D14]+1)+VLOOKUP([.D14];Distancias;[.E14]+1)+VLOOKUP([.E14];Distancias;[.F14]+1)+VLOOKUP([.F14];Distancias;[.G14]+1)+VLOOKUP([.G14];Distancias;[.B14]+1)" office:value-type="float" office:value="35">
            <text:p>35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B15];Distancias;[.C15]+1)+VLOOKUP([.C15];Distancias;[.D15]+1)+VLOOKUP([.D15];Distancias;[.E15]+1)+VLOOKUP([.E15];Distancias;[.F15]+1)+VLOOKUP([.F15];Distancias;[.G15]+1)+VLOOKUP([.G15];Distancias;[.B15]+1)"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B16];Distancias;[.C16]+1)+VLOOKUP([.C16];Distancias;[.D16]+1)+VLOOKUP([.D16];Distancias;[.E16]+1)+VLOOKUP([.E16];Distancias;[.F16]+1)+VLOOKUP([.F16];Distancias;[.G16]+1)+VLOOKUP([.G16];Distancias;[.B16]+1)"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B17];Distancias;[.C17]+1)+VLOOKUP([.C17];Distancias;[.D17]+1)+VLOOKUP([.D17];Distancias;[.E17]+1)+VLOOKUP([.E17];Distancias;[.F17]+1)+VLOOKUP([.F17];Distancias;[.G17]+1)+VLOOKUP([.G17];Distancias;[.B17]+1)"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B18];Distancias;[.C18]+1)+VLOOKUP([.C18];Distancias;[.D18]+1)+VLOOKUP([.D18];Distancias;[.E18]+1)+VLOOKUP([.E18];Distancias;[.F18]+1)+VLOOKUP([.F18];Distancias;[.G18]+1)+VLOOKUP([.G18];Distancias;[.B18]+1)" office:value-type="float" office:value="30">
            <text:p>3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" office:value-type="string">
            <text:p>Ref Set</text:p>
          </table:table-cell>
          <table:table-cell table:style-name="ce6" table:number-columns-repeated="7"/>
          <table:table-cell table:number-columns-repeated="1016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B22];Distancias;[.C22]+1)+VLOOKUP([.C22];Distancias;[.D22]+1)+VLOOKUP([.D22];Distancias;[.E22]+1)+VLOOKUP([.E22];Distancias;[.F22]+1)+VLOOKUP([.F22];Distancias;[.G22]+1)+VLOOKUP([.G22];Distancias;[.B22]+1)" office:value-type="float" office:value="48">
            <text:p>4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B23];Distancias;[.C23]+1)+VLOOKUP([.C23];Distancias;[.D23]+1)+VLOOKUP([.D23];Distancias;[.E23]+1)+VLOOKUP([.E23];Distancias;[.F23]+1)+VLOOKUP([.F23];Distancias;[.G23]+1)+VLOOKUP([.G23];Distancias;[.B23]+1)" office:value-type="float" office:value="47">
            <text:p>47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B24];Distancias;[.C24]+1)+VLOOKUP([.C24];Distancias;[.D24]+1)+VLOOKUP([.D24];Distancias;[.E24]+1)+VLOOKUP([.E24];Distancias;[.F24]+1)+VLOOKUP([.F24];Distancias;[.G24]+1)+VLOOKUP([.G24];Distancias;[.B24]+1)" office:value-type="float" office:value="42">
            <text:p>42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B25];Distancias;[.C25]+1)+VLOOKUP([.C25];Distancias;[.D25]+1)+VLOOKUP([.D25];Distancias;[.E25]+1)+VLOOKUP([.E25];Distancias;[.F25]+1)+VLOOKUP([.F25];Distancias;[.G25]+1)+VLOOKUP([.G25];Distancias;[.B25]+1)" office:value-type="float" office:value="35">
            <text:p>3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B26];Distancias;[.C26]+1)+VLOOKUP([.C26];Distancias;[.D26]+1)+VLOOKUP([.D26];Distancias;[.E26]+1)+VLOOKUP([.E26];Distancias;[.F26]+1)+VLOOKUP([.F26];Distancias;[.G26]+1)+VLOOKUP([.G26];Distancias;[.B26]+1)"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B27];Distancias;[.C27]+1)+VLOOKUP([.C27];Distancias;[.D27]+1)+VLOOKUP([.D27];Distancias;[.E27]+1)+VLOOKUP([.E27];Distancias;[.F27]+1)+VLOOKUP([.F27];Distancias;[.G27]+1)+VLOOKUP([.G27];Distancias;[.B27]+1)"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No. Combinacion</text:p>
          </table:table-cell>
          <table:table-cell table:style-name="ce6" office:value-type="string">
            <text:p>(i,j)</text:p>
          </table:table-cell>
          <table:table-cell table:style-name="ce6" table:number-columns-repeated="8"/>
          <table:table-cell table:number-columns-repeated="1014"/>
        </table:table-row>
        <table:table-row table:style-name="ro2">
          <table:table-cell table:style-name="ce1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C30];Distancias;[.D30]+1)+VLOOKUP([.D30];Distancias;[.E30]+1)+VLOOKUP([.E30];Distancias;[.F30]+1)+VLOOKUP([.F30];Distancias;[.G30]+1)+VLOOKUP([.G30];Distancias;[.H30]+1)+VLOOKUP([.H30];Distancias;[.C30]+1)" office:value-type="float" office:value="48">
            <text:p>48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31];Distancias;[.D31]+1)+VLOOKUP([.D31];Distancias;[.E31]+1)+VLOOKUP([.E31];Distancias;[.F31]+1)+VLOOKUP([.F31];Distancias;[.G31]+1)+VLOOKUP([.G31];Distancias;[.H31]+1)+VLOOKUP([.H31];Distancias;[.C31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30] &amp; &quot;,&quot; &amp; [.B31] &amp;&quot;)&quot;" office:value-type="string" office:string-value="(1,2)">
            <text:p>(1,2)</text:p>
          </table:table-cell>
          <table:table-cell table:style-name="ce12" table:number-matrix-columns-spanned="3" table:number-matrix-rows-spanned="1" table:formula="of:=[.C30:.E30]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31:.H31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table:formula="of:=VLOOKUP([.C32];Distancias;[.D32]+1)+VLOOKUP([.D32];Distancias;[.E32]+1)+VLOOKUP([.E32];Distancias;[.F32]+1)+VLOOKUP([.F32];Distancias;[.G32]+1)+VLOOKUP([.G32];Distancias;[.H32]+1)+VLOOKUP([.H32];Distancias;[.C32]+1)" office:value-type="float" office:value="44">
            <text:p>4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C34];Distancias;[.D34]+1)+VLOOKUP([.D34];Distancias;[.E34]+1)+VLOOKUP([.E34];Distancias;[.F34]+1)+VLOOKUP([.F34];Distancias;[.G34]+1)+VLOOKUP([.G34];Distancias;[.H34]+1)+VLOOKUP([.H34];Distancias;[.C34]+1)" office:value-type="float" office:value="48">
            <text:p>48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35];Distancias;[.D35]+1)+VLOOKUP([.D35];Distancias;[.E35]+1)+VLOOKUP([.E35];Distancias;[.F35]+1)+VLOOKUP([.F35];Distancias;[.G35]+1)+VLOOKUP([.G35];Distancias;[.H35]+1)+VLOOKUP([.H35];Distancias;[.C35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34] &amp; &quot;,&quot; &amp; [.B35] &amp;&quot;)&quot;" office:value-type="string" office:string-value="(1,3)">
            <text:p>(1,3)</text:p>
          </table:table-cell>
          <table:table-cell table:style-name="ce12" table:number-matrix-columns-spanned="3" table:number-matrix-rows-spanned="1" table:formula="of:=[.C34:.E34]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35:.H35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formula="of:=VLOOKUP([.C36];Distancias;[.D36]+1)+VLOOKUP([.D36];Distancias;[.E36]+1)+VLOOKUP([.E36];Distancias;[.F36]+1)+VLOOKUP([.F36];Distancias;[.G36]+1)+VLOOKUP([.G36];Distancias;[.H36]+1)+VLOOKUP([.H36];Distancias;[.C36]+1)" office:value-type="float" office:value="51">
            <text:p>5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C38];Distancias;[.D38]+1)+VLOOKUP([.D38];Distancias;[.E38]+1)+VLOOKUP([.E38];Distancias;[.F38]+1)+VLOOKUP([.F38];Distancias;[.G38]+1)+VLOOKUP([.G38];Distancias;[.H38]+1)+VLOOKUP([.H38];Distancias;[.C38]+1)" office:value-type="float" office:value="48">
            <text:p>48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39];Distancias;[.D39]+1)+VLOOKUP([.D39];Distancias;[.E39]+1)+VLOOKUP([.E39];Distancias;[.F39]+1)+VLOOKUP([.F39];Distancias;[.G39]+1)+VLOOKUP([.G39];Distancias;[.H39]+1)+VLOOKUP([.H39];Distancias;[.C39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38] &amp; &quot;,&quot; &amp; [.B39] &amp;&quot;)&quot;" office:value-type="string" office:string-value="(1,4)">
            <text:p>(1,4)</text:p>
          </table:table-cell>
          <table:table-cell table:style-name="ce12" table:number-matrix-columns-spanned="3" table:number-matrix-rows-spanned="1" table:formula="of:=[.C38:.E38]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39:.H39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table:formula="of:=VLOOKUP([.C40];Distancias;[.D40]+1)+VLOOKUP([.D40];Distancias;[.E40]+1)+VLOOKUP([.E40];Distancias;[.F40]+1)+VLOOKUP([.F40];Distancias;[.G40]+1)+VLOOKUP([.G40];Distancias;[.H40]+1)+VLOOKUP([.H40];Distancias;[.C40]+1)" office:value-type="float" office:value="45">
            <text:p>4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C42];Distancias;[.D42]+1)+VLOOKUP([.D42];Distancias;[.E42]+1)+VLOOKUP([.E42];Distancias;[.F42]+1)+VLOOKUP([.F42];Distancias;[.G42]+1)+VLOOKUP([.G42];Distancias;[.H42]+1)+VLOOKUP([.H42];Distancias;[.C42]+1)" office:value-type="float" office:value="48">
            <text:p>48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43];Distancias;[.D43]+1)+VLOOKUP([.D43];Distancias;[.E43]+1)+VLOOKUP([.E43];Distancias;[.F43]+1)+VLOOKUP([.F43];Distancias;[.G43]+1)+VLOOKUP([.G43];Distancias;[.H43]+1)+VLOOKUP([.H43];Distancias;[.C43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42] &amp; &quot;,&quot; &amp; [.B43] &amp;&quot;)&quot;" office:value-type="string" office:string-value="(1,5)">
            <text:p>(1,5)</text:p>
          </table:table-cell>
          <table:table-cell table:style-name="ce12" table:number-matrix-columns-spanned="3" table:number-matrix-rows-spanned="1" table:formula="of:=[.C42:.E42]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43:.H43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44];Distancias;[.D44]+1)+VLOOKUP([.D44];Distancias;[.E44]+1)+VLOOKUP([.E44];Distancias;[.F44]+1)+VLOOKUP([.F44];Distancias;[.G44]+1)+VLOOKUP([.G44];Distancias;[.H44]+1)+VLOOKUP([.H44];Distancias;[.C44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VLOOKUP([.C46];Distancias;[.D46]+1)+VLOOKUP([.D46];Distancias;[.E46]+1)+VLOOKUP([.E46];Distancias;[.F46]+1)+VLOOKUP([.F46];Distancias;[.G46]+1)+VLOOKUP([.G46];Distancias;[.H46]+1)+VLOOKUP([.H46];Distancias;[.C46]+1)" office:value-type="float" office:value="48">
            <text:p>48</text:p>
          </table:table-cell>
          <table:table-cell table:number-columns-repeated="1015"/>
        </table:table-row>
        <table:table-row table:style-name="ro2">
          <table:table-cell table:style-name="ce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47];Distancias;[.D47]+1)+VLOOKUP([.D47];Distancias;[.E47]+1)+VLOOKUP([.E47];Distancias;[.F47]+1)+VLOOKUP([.F47];Distancias;[.G47]+1)+VLOOKUP([.G47];Distancias;[.H47]+1)+VLOOKUP([.H47];Distancias;[.C47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46] &amp; &quot;,&quot; &amp; [.B47] &amp;&quot;)&quot;" office:value-type="string" office:string-value="(1,6)">
            <text:p>(1,6)</text:p>
          </table:table-cell>
          <table:table-cell table:style-name="ce12" table:number-matrix-columns-spanned="3" table:number-matrix-rows-spanned="1" table:formula="of:=[.C46:.E46]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47:.H47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48];Distancias;[.D48]+1)+VLOOKUP([.D48];Distancias;[.E48]+1)+VLOOKUP([.E48];Distancias;[.F48]+1)+VLOOKUP([.F48];Distancias;[.G48]+1)+VLOOKUP([.G48];Distancias;[.H48]+1)+VLOOKUP([.H48];Distancias;[.C48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50];Distancias;[.D50]+1)+VLOOKUP([.D50];Distancias;[.E50]+1)+VLOOKUP([.E50];Distancias;[.F50]+1)+VLOOKUP([.F50];Distancias;[.G50]+1)+VLOOKUP([.G50];Distancias;[.H50]+1)+VLOOKUP([.H50];Distancias;[.C50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51];Distancias;[.D51]+1)+VLOOKUP([.D51];Distancias;[.E51]+1)+VLOOKUP([.E51];Distancias;[.F51]+1)+VLOOKUP([.F51];Distancias;[.G51]+1)+VLOOKUP([.G51];Distancias;[.H51]+1)+VLOOKUP([.H51];Distancias;[.C51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50] &amp; &quot;,&quot; &amp; [.B51] &amp;&quot;)&quot;" office:value-type="string" office:string-value="(2,3)">
            <text:p>(2,3)</text:p>
          </table:table-cell>
          <table:table-cell table:style-name="ce12" table:number-matrix-columns-spanned="3" table:number-matrix-rows-spanned="1" table:formula="of:=[.C50:.E50]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51:.H51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formula="of:=VLOOKUP([.C52];Distancias;[.D52]+1)+VLOOKUP([.D52];Distancias;[.E52]+1)+VLOOKUP([.E52];Distancias;[.F52]+1)+VLOOKUP([.F52];Distancias;[.G52]+1)+VLOOKUP([.G52];Distancias;[.H52]+1)+VLOOKUP([.H52];Distancias;[.C52]+1)" office:value-type="float" office:value="45">
            <text:p>4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54];Distancias;[.D54]+1)+VLOOKUP([.D54];Distancias;[.E54]+1)+VLOOKUP([.E54];Distancias;[.F54]+1)+VLOOKUP([.F54];Distancias;[.G54]+1)+VLOOKUP([.G54];Distancias;[.H54]+1)+VLOOKUP([.H54];Distancias;[.C54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55];Distancias;[.D55]+1)+VLOOKUP([.D55];Distancias;[.E55]+1)+VLOOKUP([.E55];Distancias;[.F55]+1)+VLOOKUP([.F55];Distancias;[.G55]+1)+VLOOKUP([.G55];Distancias;[.H55]+1)+VLOOKUP([.H55];Distancias;[.C55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54] &amp; &quot;,&quot; &amp; [.B55] &amp;&quot;)&quot;" office:value-type="string" office:string-value="(2,4)">
            <text:p>(2,4)</text:p>
          </table:table-cell>
          <table:table-cell table:style-name="ce12" table:number-matrix-columns-spanned="3" table:number-matrix-rows-spanned="1" table:formula="of:=[.C54:.E54]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55:.H55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table:formula="of:=VLOOKUP([.C56];Distancias;[.D56]+1)+VLOOKUP([.D56];Distancias;[.E56]+1)+VLOOKUP([.E56];Distancias;[.F56]+1)+VLOOKUP([.F56];Distancias;[.G56]+1)+VLOOKUP([.G56];Distancias;[.H56]+1)+VLOOKUP([.H56];Distancias;[.C56]+1)" office:value-type="float" office:value="28">
            <text:p>2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58];Distancias;[.D58]+1)+VLOOKUP([.D58];Distancias;[.E58]+1)+VLOOKUP([.E58];Distancias;[.F58]+1)+VLOOKUP([.F58];Distancias;[.G58]+1)+VLOOKUP([.G58];Distancias;[.H58]+1)+VLOOKUP([.H58];Distancias;[.C58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59];Distancias;[.D59]+1)+VLOOKUP([.D59];Distancias;[.E59]+1)+VLOOKUP([.E59];Distancias;[.F59]+1)+VLOOKUP([.F59];Distancias;[.G59]+1)+VLOOKUP([.G59];Distancias;[.H59]+1)+VLOOKUP([.H59];Distancias;[.C59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58] &amp; &quot;,&quot; &amp; [.B59] &amp;&quot;)&quot;" office:value-type="string" office:string-value="(2,5)">
            <text:p>(2,5)</text:p>
          </table:table-cell>
          <table:table-cell table:style-name="ce12" table:number-matrix-columns-spanned="3" table:number-matrix-rows-spanned="1" table:formula="of:=[.C58:.E58]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59:.H59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60];Distancias;[.D60]+1)+VLOOKUP([.D60];Distancias;[.E60]+1)+VLOOKUP([.E60];Distancias;[.F60]+1)+VLOOKUP([.F60];Distancias;[.G60]+1)+VLOOKUP([.G60];Distancias;[.H60]+1)+VLOOKUP([.H60];Distancias;[.C60]+1)" office:value-type="float" office:value="41">
            <text:p>4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62];Distancias;[.D62]+1)+VLOOKUP([.D62];Distancias;[.E62]+1)+VLOOKUP([.E62];Distancias;[.F62]+1)+VLOOKUP([.F62];Distancias;[.G62]+1)+VLOOKUP([.G62];Distancias;[.H62]+1)+VLOOKUP([.H62];Distancias;[.C62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ce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63];Distancias;[.D63]+1)+VLOOKUP([.D63];Distancias;[.E63]+1)+VLOOKUP([.E63];Distancias;[.F63]+1)+VLOOKUP([.F63];Distancias;[.G63]+1)+VLOOKUP([.G63];Distancias;[.H63]+1)+VLOOKUP([.H63];Distancias;[.C63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62] &amp; &quot;,&quot; &amp; [.B63] &amp;&quot;)&quot;" office:value-type="string" office:string-value="(2,6)">
            <text:p>(2,6)</text:p>
          </table:table-cell>
          <table:table-cell table:style-name="ce12" table:number-matrix-columns-spanned="3" table:number-matrix-rows-spanned="1" table:formula="of:=[.C62:.E62]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number-matrix-columns-spanned="3" table:number-matrix-rows-spanned="1" table:formula="of:=[.F63:.H63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64];Distancias;[.D64]+1)+VLOOKUP([.D64];Distancias;[.E64]+1)+VLOOKUP([.E64];Distancias;[.F64]+1)+VLOOKUP([.F64];Distancias;[.G64]+1)+VLOOKUP([.G64];Distancias;[.H64]+1)+VLOOKUP([.H64];Distancias;[.C64]+1)" office:value-type="float" office:value="41">
            <text:p>4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66];Distancias;[.D66]+1)+VLOOKUP([.D66];Distancias;[.E66]+1)+VLOOKUP([.E66];Distancias;[.F66]+1)+VLOOKUP([.F66];Distancias;[.G66]+1)+VLOOKUP([.G66];Distancias;[.H66]+1)+VLOOKUP([.H66];Distancias;[.C66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67];Distancias;[.D67]+1)+VLOOKUP([.D67];Distancias;[.E67]+1)+VLOOKUP([.E67];Distancias;[.F67]+1)+VLOOKUP([.F67];Distancias;[.G67]+1)+VLOOKUP([.G67];Distancias;[.H67]+1)+VLOOKUP([.H67];Distancias;[.C67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66] &amp; &quot;,&quot; &amp; [.B67] &amp;&quot;)&quot;" office:value-type="string" office:string-value="(3,4)">
            <text:p>(3,4)</text:p>
          </table:table-cell>
          <table:table-cell table:style-name="ce12" table:number-matrix-columns-spanned="3" table:number-matrix-rows-spanned="1" table:formula="of:=[.C66:.E66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table:number-matrix-columns-spanned="3" table:number-matrix-rows-spanned="1" table:formula="of:=[.F67:.H67]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table:formula="of:=VLOOKUP([.C68];Distancias;[.D68]+1)+VLOOKUP([.D68];Distancias;[.E68]+1)+VLOOKUP([.E68];Distancias;[.F68]+1)+VLOOKUP([.F68];Distancias;[.G68]+1)+VLOOKUP([.G68];Distancias;[.H68]+1)+VLOOKUP([.H68];Distancias;[.C68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70];Distancias;[.D70]+1)+VLOOKUP([.D70];Distancias;[.E70]+1)+VLOOKUP([.E70];Distancias;[.F70]+1)+VLOOKUP([.F70];Distancias;[.G70]+1)+VLOOKUP([.G70];Distancias;[.H70]+1)+VLOOKUP([.H70];Distancias;[.C70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ce1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71];Distancias;[.D71]+1)+VLOOKUP([.D71];Distancias;[.E71]+1)+VLOOKUP([.E71];Distancias;[.F71]+1)+VLOOKUP([.F71];Distancias;[.G71]+1)+VLOOKUP([.G71];Distancias;[.H71]+1)+VLOOKUP([.H71];Distancias;[.C71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70] &amp; &quot;,&quot; &amp; [.B71] &amp;&quot;)&quot;" office:value-type="string" office:string-value="(3,5)">
            <text:p>(3,5)</text:p>
          </table:table-cell>
          <table:table-cell table:style-name="ce12" table:number-matrix-columns-spanned="3" table:number-matrix-rows-spanned="1" table:formula="of:=[.C70:.E70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table:number-matrix-columns-spanned="3" table:number-matrix-rows-spanned="1" table:formula="of:=[.F71:.H71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72];Distancias;[.D72]+1)+VLOOKUP([.D72];Distancias;[.E72]+1)+VLOOKUP([.E72];Distancias;[.F72]+1)+VLOOKUP([.F72];Distancias;[.G72]+1)+VLOOKUP([.G72];Distancias;[.H72]+1)+VLOOKUP([.H72];Distancias;[.C72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74];Distancias;[.D74]+1)+VLOOKUP([.D74];Distancias;[.E74]+1)+VLOOKUP([.E74];Distancias;[.F74]+1)+VLOOKUP([.F74];Distancias;[.G74]+1)+VLOOKUP([.G74];Distancias;[.H74]+1)+VLOOKUP([.H74];Distancias;[.C74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ce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75];Distancias;[.D75]+1)+VLOOKUP([.D75];Distancias;[.E75]+1)+VLOOKUP([.E75];Distancias;[.F75]+1)+VLOOKUP([.F75];Distancias;[.G75]+1)+VLOOKUP([.G75];Distancias;[.H75]+1)+VLOOKUP([.H75];Distancias;[.C75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74] &amp; &quot;,&quot; &amp; [.B75] &amp;&quot;)&quot;" office:value-type="string" office:string-value="(3,6)">
            <text:p>(3,6)</text:p>
          </table:table-cell>
          <table:table-cell table:style-name="ce12" table:number-matrix-columns-spanned="3" table:number-matrix-rows-spanned="1" table:formula="of:=[.C74:.E74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table:number-matrix-columns-spanned="3" table:number-matrix-rows-spanned="1" table:formula="of:=[.F75:.H75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76];Distancias;[.D76]+1)+VLOOKUP([.D76];Distancias;[.E76]+1)+VLOOKUP([.E76];Distancias;[.F76]+1)+VLOOKUP([.F76];Distancias;[.G76]+1)+VLOOKUP([.G76];Distancias;[.H76]+1)+VLOOKUP([.H76];Distancias;[.C76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78];Distancias;[.D78]+1)+VLOOKUP([.D78];Distancias;[.E78]+1)+VLOOKUP([.E78];Distancias;[.F78]+1)+VLOOKUP([.F78];Distancias;[.G78]+1)+VLOOKUP([.G78];Distancias;[.H78]+1)+VLOOKUP([.H78];Distancias;[.C78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79];Distancias;[.D79]+1)+VLOOKUP([.D79];Distancias;[.E79]+1)+VLOOKUP([.E79];Distancias;[.F79]+1)+VLOOKUP([.F79];Distancias;[.G79]+1)+VLOOKUP([.G79];Distancias;[.H79]+1)+VLOOKUP([.H79];Distancias;[.C79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78] &amp; &quot;,&quot; &amp; [.B79] &amp;&quot;)&quot;" office:value-type="string" office:string-value="(4,5)">
            <text:p>(4,5)</text:p>
          </table:table-cell>
          <table:table-cell table:style-name="ce12" table:number-matrix-columns-spanned="3" table:number-matrix-rows-spanned="1" table:formula="of:=[.C78:.E78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matrix-columns-spanned="3" table:number-matrix-rows-spanned="1" table:formula="of:=[.F79:.H79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80];Distancias;[.D80]+1)+VLOOKUP([.D80];Distancias;[.E80]+1)+VLOOKUP([.E80];Distancias;[.F80]+1)+VLOOKUP([.F80];Distancias;[.G80]+1)+VLOOKUP([.G80];Distancias;[.H80]+1)+VLOOKUP([.H80];Distancias;[.C80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82];Distancias;[.D82]+1)+VLOOKUP([.D82];Distancias;[.E82]+1)+VLOOKUP([.E82];Distancias;[.F82]+1)+VLOOKUP([.F82];Distancias;[.G82]+1)+VLOOKUP([.G82];Distancias;[.H82]+1)+VLOOKUP([.H82];Distancias;[.C82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style-name="ce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83];Distancias;[.D83]+1)+VLOOKUP([.D83];Distancias;[.E83]+1)+VLOOKUP([.E83];Distancias;[.F83]+1)+VLOOKUP([.F83];Distancias;[.G83]+1)+VLOOKUP([.G83];Distancias;[.H83]+1)+VLOOKUP([.H83];Distancias;[.C83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82] &amp; &quot;,&quot; &amp; [.B83] &amp;&quot;)&quot;" office:value-type="string" office:string-value="(4,6)">
            <text:p>(4,6)</text:p>
          </table:table-cell>
          <table:table-cell table:style-name="ce12" table:number-matrix-columns-spanned="3" table:number-matrix-rows-spanned="1" table:formula="of:=[.C82:.E82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matrix-columns-spanned="3" table:number-matrix-rows-spanned="1" table:formula="of:=[.F83:.H83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84];Distancias;[.D84]+1)+VLOOKUP([.D84];Distancias;[.E84]+1)+VLOOKUP([.E84];Distancias;[.F84]+1)+VLOOKUP([.F84];Distancias;[.G84]+1)+VLOOKUP([.G84];Distancias;[.H84]+1)+VLOOKUP([.H84];Distancias;[.C84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86];Distancias;[.D86]+1)+VLOOKUP([.D86];Distancias;[.E86]+1)+VLOOKUP([.E86];Distancias;[.F86]+1)+VLOOKUP([.F86];Distancias;[.G86]+1)+VLOOKUP([.G86];Distancias;[.H86]+1)+VLOOKUP([.H86];Distancias;[.C86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87];Distancias;[.D87]+1)+VLOOKUP([.D87];Distancias;[.E87]+1)+VLOOKUP([.E87];Distancias;[.F87]+1)+VLOOKUP([.F87];Distancias;[.G87]+1)+VLOOKUP([.G87];Distancias;[.H87]+1)+VLOOKUP([.H87];Distancias;[.C87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Combinacion:</text:p>
          </table:table-cell>
          <table:table-cell table:style-name="ce12" table:formula="of:=&quot;(&quot;&amp;[.B86] &amp; &quot;,&quot; &amp; [.B87] &amp;&quot;)&quot;" office:value-type="string" office:string-value="(5,6)">
            <text:p>(5,6)</text:p>
          </table:table-cell>
          <table:table-cell table:style-name="ce12" table:number-matrix-columns-spanned="3" table:number-matrix-rows-spanned="1" table:formula="of:=[.C86:.E86]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table:number-matrix-columns-spanned="3" table:number-matrix-rows-spanned="1" table:formula="of:=[.F87:.H87]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VLOOKUP([.C88];Distancias;[.D88]+1)+VLOOKUP([.D88];Distancias;[.E88]+1)+VLOOKUP([.E88];Distancias;[.F88]+1)+VLOOKUP([.F88];Distancias;[.G88]+1)+VLOOKUP([.G88];Distancias;[.H88]+1)+VLOOKUP([.H88];Distancias;[.C88]+1)" office:value-type="float" office:value="34">
            <text:p>34</text:p>
          </table:table-cell>
          <table:table-cell table:number-columns-repeated="1015"/>
        </table:table-row>
        <table:table-row table:style-name="ro2" table:number-rows-repeated="65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6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5" table:number-columns-repeated="2" table:default-cell-style-name="Excel_20_Built-in_20_Normal"/>
        <table:table-column table:style-name="co2" table:number-columns-repeated="1012" table:default-cell-style-name="Excel_20_Built-in_20_Normal"/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No. Combinacion</text:p>
          </table:table-cell>
          <table:table-cell table:style-name="ce6" table:number-columns-repeated="6"/>
          <table:table-cell table:style-name="ce15" office:value-type="string">
            <text:p>Z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formula="of:=VLOOKUP([.C3];Distancias;[.D3]+1)+VLOOKUP([.D3];Distancias;[.E3]+1)+VLOOKUP([.E3];Distancias;[.F3]+1)+VLOOKUP([.F3];Distancias;[.G3]+1)+VLOOKUP([.G3];Distancias;[.H3]+1)+VLOOKUP([.H3];Distancias;[.C3]+1)" office:value-type="float" office:value="44">
            <text:p>44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4];Distancias;[.D4]+1)+VLOOKUP([.D4];Distancias;[.E4]+1)+VLOOKUP([.E4];Distancias;[.F4]+1)+VLOOKUP([.F4];Distancias;[.G4]+1)+VLOOKUP([.G4];Distancias;[.H4]+1)+VLOOKUP([.H4];Distancias;[.C4]+1)" office:value-type="float" office:value="51">
            <text:p>51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formula="of:=VLOOKUP([.C5];Distancias;[.D5]+1)+VLOOKUP([.D5];Distancias;[.E5]+1)+VLOOKUP([.E5];Distancias;[.F5]+1)+VLOOKUP([.F5];Distancias;[.G5]+1)+VLOOKUP([.G5];Distancias;[.H5]+1)+VLOOKUP([.H5];Distancias;[.C5]+1)" office:value-type="float" office:value="45">
            <text:p>45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6];Distancias;[.D6]+1)+VLOOKUP([.D6];Distancias;[.E6]+1)+VLOOKUP([.E6];Distancias;[.F6]+1)+VLOOKUP([.F6];Distancias;[.G6]+1)+VLOOKUP([.G6];Distancias;[.H6]+1)+VLOOKUP([.H6];Distancias;[.C6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7];Distancias;[.D7]+1)+VLOOKUP([.D7];Distancias;[.E7]+1)+VLOOKUP([.E7];Distancias;[.F7]+1)+VLOOKUP([.F7];Distancias;[.G7]+1)+VLOOKUP([.G7];Distancias;[.H7]+1)+VLOOKUP([.H7];Distancias;[.C7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8];Distancias;[.D8]+1)+VLOOKUP([.D8];Distancias;[.E8]+1)+VLOOKUP([.E8];Distancias;[.F8]+1)+VLOOKUP([.F8];Distancias;[.G8]+1)+VLOOKUP([.G8];Distancias;[.H8]+1)+VLOOKUP([.H8];Distancias;[.C8]+1)" office:value-type="float" office:value="45">
            <text:p>45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formula="of:=VLOOKUP([.C9];Distancias;[.D9]+1)+VLOOKUP([.D9];Distancias;[.E9]+1)+VLOOKUP([.E9];Distancias;[.F9]+1)+VLOOKUP([.F9];Distancias;[.G9]+1)+VLOOKUP([.G9];Distancias;[.H9]+1)+VLOOKUP([.H9];Distancias;[.C9]+1)" office:value-type="float" office:value="28">
            <text:p>28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10];Distancias;[.D10]+1)+VLOOKUP([.D10];Distancias;[.E10]+1)+VLOOKUP([.E10];Distancias;[.F10]+1)+VLOOKUP([.F10];Distancias;[.G10]+1)+VLOOKUP([.G10];Distancias;[.H10]+1)+VLOOKUP([.H10];Distancias;[.C10]+1)" office:value-type="float" office:value="41">
            <text:p>41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11];Distancias;[.D11]+1)+VLOOKUP([.D11];Distancias;[.E11]+1)+VLOOKUP([.E11];Distancias;[.F11]+1)+VLOOKUP([.F11];Distancias;[.G11]+1)+VLOOKUP([.G11];Distancias;[.H11]+1)+VLOOKUP([.H11];Distancias;[.C11]+1)" office:value-type="float" office:value="41">
            <text:p>41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formula="of:=VLOOKUP([.C12];Distancias;[.D12]+1)+VLOOKUP([.D12];Distancias;[.E12]+1)+VLOOKUP([.E12];Distancias;[.F12]+1)+VLOOKUP([.F12];Distancias;[.G12]+1)+VLOOKUP([.G12];Distancias;[.H12]+1)+VLOOKUP([.H12];Distancias;[.C12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13];Distancias;[.D13]+1)+VLOOKUP([.D13];Distancias;[.E13]+1)+VLOOKUP([.E13];Distancias;[.F13]+1)+VLOOKUP([.F13];Distancias;[.G13]+1)+VLOOKUP([.G13];Distancias;[.H13]+1)+VLOOKUP([.H13];Distancias;[.C13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14];Distancias;[.D14]+1)+VLOOKUP([.D14];Distancias;[.E14]+1)+VLOOKUP([.E14];Distancias;[.F14]+1)+VLOOKUP([.F14];Distancias;[.G14]+1)+VLOOKUP([.G14];Distancias;[.H14]+1)+VLOOKUP([.H14];Distancias;[.C14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15];Distancias;[.D15]+1)+VLOOKUP([.D15];Distancias;[.E15]+1)+VLOOKUP([.E15];Distancias;[.F15]+1)+VLOOKUP([.F15];Distancias;[.G15]+1)+VLOOKUP([.G15];Distancias;[.H15]+1)+VLOOKUP([.H15];Distancias;[.C15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16];Distancias;[.D16]+1)+VLOOKUP([.D16];Distancias;[.E16]+1)+VLOOKUP([.E16];Distancias;[.F16]+1)+VLOOKUP([.F16];Distancias;[.G16]+1)+VLOOKUP([.G16];Distancias;[.H16]+1)+VLOOKUP([.H16];Distancias;[.C16]+1)" office:value-type="float" office:value="36">
            <text:p>36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17];Distancias;[.D17]+1)+VLOOKUP([.D17];Distancias;[.E17]+1)+VLOOKUP([.E17];Distancias;[.F17]+1)+VLOOKUP([.F17];Distancias;[.G17]+1)+VLOOKUP([.G17];Distancias;[.H17]+1)+VLOOKUP([.H17];Distancias;[.C17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No. Combinacion</text:p>
          </table:table-cell>
          <table:table-cell table:style-name="ce6" office:value-type="string">
            <text:p>Mejoras</text:p>
          </table:table-cell>
          <table:table-cell table:style-name="ce6" table:number-columns-repeated="5"/>
          <table:table-cell table:style-name="ce15" office:value-type="string">
            <text:p>Z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formula="of:=VLOOKUP([.C20];Distancias;[.D20]+1)+VLOOKUP([.D20];Distancias;[.E20]+1)+VLOOKUP([.E20];Distancias;[.F20]+1)+VLOOKUP([.F20];Distancias;[.G20]+1)+VLOOKUP([.G20];Distancias;[.H20]+1)+VLOOKUP([.H20];Distancias;[.C20]+1)" office:value-type="float" office:value="44">
            <text:p>44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21];Distancias;[.D21]+1)+VLOOKUP([.D21];Distancias;[.E21]+1)+VLOOKUP([.E21];Distancias;[.F21]+1)+VLOOKUP([.F21];Distancias;[.G21]+1)+VLOOKUP([.G21];Distancias;[.H21]+1)+VLOOKUP([.H21];Distancias;[.C21]+1)" office:value-type="float" office:value="51">
            <text:p>51</text:p>
          </table:table-cell>
          <table:table-cell/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formula="of:=VLOOKUP([.C22];Distancias;[.D22]+1)+VLOOKUP([.D22];Distancias;[.E22]+1)+VLOOKUP([.E22];Distancias;[.F22]+1)+VLOOKUP([.F22];Distancias;[.G22]+1)+VLOOKUP([.G22];Distancias;[.H22]+1)+VLOOKUP([.H22];Distancias;[.C22]+1)" office:value-type="float" office:value="45">
            <text:p>45</text:p>
          </table:table-cell>
          <table:table-cell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23];Distancias;[.D23]+1)+VLOOKUP([.D23];Distancias;[.E23]+1)+VLOOKUP([.E23];Distancias;[.F23]+1)+VLOOKUP([.F23];Distancias;[.G23]+1)+VLOOKUP([.G23];Distancias;[.H23]+1)+VLOOKUP([.H23];Distancias;[.C23]+1)" office:value-type="float" office:value="47">
            <text:p>47</text:p>
          </table:table-cell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24];Distancias;[.D24]+1)+VLOOKUP([.D24];Distancias;[.E24]+1)+VLOOKUP([.E24];Distancias;[.F24]+1)+VLOOKUP([.F24];Distancias;[.G24]+1)+VLOOKUP([.G24];Distancias;[.H24]+1)+VLOOKUP([.H24];Distancias;[.C24]+1)" office:value-type="float" office:value="47">
            <text:p>47</text:p>
          </table:table-cell>
          <table:table-cell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25];Distancias;[.D25]+1)+VLOOKUP([.D25];Distancias;[.E25]+1)+VLOOKUP([.E25];Distancias;[.F25]+1)+VLOOKUP([.F25];Distancias;[.G25]+1)+VLOOKUP([.G25];Distancias;[.H25]+1)+VLOOKUP([.H25];Distancias;[.C25]+1)" office:value-type="float" office:value="45">
            <text:p>45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16" table:formula="of:=VLOOKUP([.C26];Distancias;[.D26]+1)+VLOOKUP([.D26];Distancias;[.E26]+1)+VLOOKUP([.E26];Distancias;[.F26]+1)+VLOOKUP([.F26];Distancias;[.G26]+1)+VLOOKUP([.G26];Distancias;[.H26]+1)+VLOOKUP([.H26];Distancias;[.C26]+1)" office:value-type="float" office:value="28">
            <text:p>28</text:p>
          </table:table-cell>
          <table:table-cell/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27];Distancias;[.D27]+1)+VLOOKUP([.D27];Distancias;[.E27]+1)+VLOOKUP([.E27];Distancias;[.F27]+1)+VLOOKUP([.F27];Distancias;[.G27]+1)+VLOOKUP([.G27];Distancias;[.H27]+1)+VLOOKUP([.H27];Distancias;[.C27]+1)" office:value-type="float" office:value="41">
            <text:p>41</text:p>
          </table:table-cell>
          <table:table-cell/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28];Distancias;[.D28]+1)+VLOOKUP([.D28];Distancias;[.E28]+1)+VLOOKUP([.E28];Distancias;[.F28]+1)+VLOOKUP([.F28];Distancias;[.G28]+1)+VLOOKUP([.G28];Distancias;[.H28]+1)+VLOOKUP([.H28];Distancias;[.C28]+1)" office:value-type="float" office:value="41">
            <text:p>41</text:p>
          </table:table-cell>
          <table:table-cell/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formula="of:=VLOOKUP([.C29];Distancias;[.D29]+1)+VLOOKUP([.D29];Distancias;[.E29]+1)+VLOOKUP([.E29];Distancias;[.F29]+1)+VLOOKUP([.F29];Distancias;[.G29]+1)+VLOOKUP([.G29];Distancias;[.H29]+1)+VLOOKUP([.H29];Distancias;[.C29]+1)" office:value-type="float" office:value="36">
            <text:p>36</text:p>
          </table:table-cell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30];Distancias;[.D30]+1)+VLOOKUP([.D30];Distancias;[.E30]+1)+VLOOKUP([.E30];Distancias;[.F30]+1)+VLOOKUP([.F30];Distancias;[.G30]+1)+VLOOKUP([.G30];Distancias;[.H30]+1)+VLOOKUP([.H30];Distancias;[.C30]+1)" office:value-type="float" office:value="42">
            <text:p>42</text:p>
          </table:table-cell>
          <table:table-cell/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31];Distancias;[.D31]+1)+VLOOKUP([.D31];Distancias;[.E31]+1)+VLOOKUP([.E31];Distancias;[.F31]+1)+VLOOKUP([.F31];Distancias;[.G31]+1)+VLOOKUP([.G31];Distancias;[.H31]+1)+VLOOKUP([.H31];Distancias;[.C31]+1)" office:value-type="float" office:value="42">
            <text:p>42</text:p>
          </table:table-cell>
          <table:table-cell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32];Distancias;[.D32]+1)+VLOOKUP([.D32];Distancias;[.E32]+1)+VLOOKUP([.E32];Distancias;[.F32]+1)+VLOOKUP([.F32];Distancias;[.G32]+1)+VLOOKUP([.G32];Distancias;[.H32]+1)+VLOOKUP([.H32];Distancias;[.C32]+1)" office:value-type="float" office:value="36">
            <text:p>36</text:p>
          </table:table-cell>
          <table:table-cell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VLOOKUP([.C33];Distancias;[.D33]+1)+VLOOKUP([.D33];Distancias;[.E33]+1)+VLOOKUP([.E33];Distancias;[.F33]+1)+VLOOKUP([.F33];Distancias;[.G33]+1)+VLOOKUP([.G33];Distancias;[.H33]+1)+VLOOKUP([.H33];Distancias;[.C33]+1)" office:value-type="float" office:value="36">
            <text:p>36</text:p>
          </table:table-cell>
          <table:table-cell/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VLOOKUP([.C34];Distancias;[.D34]+1)+VLOOKUP([.D34];Distancias;[.E34]+1)+VLOOKUP([.E34];Distancias;[.F34]+1)+VLOOKUP([.F34];Distancias;[.G34]+1)+VLOOKUP([.G34];Distancias;[.H34]+1)+VLOOKUP([.H34];Distancias;[.C34]+1)"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No. Combinacion</text:p>
          </table:table-cell>
          <table:table-cell table:style-name="ce6" office:value-type="string">
            <text:p>Mejoras</text:p>
          </table:table-cell>
          <table:table-cell table:style-name="ce6" table:number-columns-repeated="5"/>
          <table:table-cell table:style-name="ce15" office:value-type="string">
            <text:p>Z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formula="of:=VLOOKUP([.C37];Distancias;[.D37]+1)+VLOOKUP([.D37];Distancias;[.E37]+1)+VLOOKUP([.E37];Distancias;[.F37]+1)+VLOOKUP([.F37];Distancias;[.G37]+1)+VLOOKUP([.G37];Distancias;[.H37]+1)+VLOOKUP([.H37];Distancias;[.C37]+1)" office:value-type="float" office:value="48">
            <text:p>48</text:p>
          </table:table-cell>
          <table:table-cell/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formula="of:=VLOOKUP([.C38];Distancias;[.D38]+1)+VLOOKUP([.D38];Distancias;[.E38]+1)+VLOOKUP([.E38];Distancias;[.F38]+1)+VLOOKUP([.F38];Distancias;[.G38]+1)+VLOOKUP([.G38];Distancias;[.H38]+1)+VLOOKUP([.H38];Distancias;[.C38]+1)" office:value-type="float" office:value="48">
            <text:p>48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formula="of:=VLOOKUP([.C39];Distancias;[.D39]+1)+VLOOKUP([.D39];Distancias;[.E39]+1)+VLOOKUP([.E39];Distancias;[.F39]+1)+VLOOKUP([.F39];Distancias;[.G39]+1)+VLOOKUP([.G39];Distancias;[.H39]+1)+VLOOKUP([.H39];Distancias;[.C39]+1)" office:value-type="float" office:value="48">
            <text:p>48</text:p>
          </table:table-cell>
          <table:table-cell/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formula="of:=VLOOKUP([.C40];Distancias;[.D40]+1)+VLOOKUP([.D40];Distancias;[.E40]+1)+VLOOKUP([.E40];Distancias;[.F40]+1)+VLOOKUP([.F40];Distancias;[.G40]+1)+VLOOKUP([.G40];Distancias;[.H40]+1)+VLOOKUP([.H40];Distancias;[.C40]+1)" office:value-type="float" office:value="48">
            <text:p>48</text:p>
          </table:table-cell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formula="of:=VLOOKUP([.C41];Distancias;[.D41]+1)+VLOOKUP([.D41];Distancias;[.E41]+1)+VLOOKUP([.E41];Distancias;[.F41]+1)+VLOOKUP([.F41];Distancias;[.G41]+1)+VLOOKUP([.G41];Distancias;[.H41]+1)+VLOOKUP([.H41];Distancias;[.C41]+1)" office:value-type="float" office:value="48">
            <text:p>48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formula="of:=VLOOKUP([.C42];Distancias;[.D42]+1)+VLOOKUP([.D42];Distancias;[.E42]+1)+VLOOKUP([.E42];Distancias;[.F42]+1)+VLOOKUP([.F42];Distancias;[.G42]+1)+VLOOKUP([.G42];Distancias;[.H42]+1)+VLOOKUP([.H42];Distancias;[.C42]+1)" office:value-type="float" office:value="47">
            <text:p>47</text:p>
          </table:table-cell>
          <table:table-cell/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formula="of:=VLOOKUP([.C43];Distancias;[.D43]+1)+VLOOKUP([.D43];Distancias;[.E43]+1)+VLOOKUP([.E43];Distancias;[.F43]+1)+VLOOKUP([.F43];Distancias;[.G43]+1)+VLOOKUP([.G43];Distancias;[.H43]+1)+VLOOKUP([.H43];Distancias;[.C43]+1)" office:value-type="float" office:value="47">
            <text:p>47</text:p>
          </table:table-cell>
          <table:table-cell/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formula="of:=VLOOKUP([.C44];Distancias;[.D44]+1)+VLOOKUP([.D44];Distancias;[.E44]+1)+VLOOKUP([.E44];Distancias;[.F44]+1)+VLOOKUP([.F44];Distancias;[.G44]+1)+VLOOKUP([.G44];Distancias;[.H44]+1)+VLOOKUP([.H44];Distancias;[.C44]+1)"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formula="of:=VLOOKUP([.C45];Distancias;[.D45]+1)+VLOOKUP([.D45];Distancias;[.E45]+1)+VLOOKUP([.E45];Distancias;[.F45]+1)+VLOOKUP([.F45];Distancias;[.G45]+1)+VLOOKUP([.G45];Distancias;[.H45]+1)+VLOOKUP([.H45];Distancias;[.C45]+1)" office:value-type="float" office:value="37">
            <text:p>37</text:p>
          </table:table-cell>
          <table:table-cell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46];Distancias;[.D46]+1)+VLOOKUP([.D46];Distancias;[.E46]+1)+VLOOKUP([.E46];Distancias;[.F46]+1)+VLOOKUP([.F46];Distancias;[.G46]+1)+VLOOKUP([.G46];Distancias;[.H46]+1)+VLOOKUP([.H46];Distancias;[.C46]+1)" office:value-type="float" office:value="42">
            <text:p>42</text:p>
          </table:table-cell>
          <table:table-cell/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formula="of:=VLOOKUP([.C47];Distancias;[.D47]+1)+VLOOKUP([.D47];Distancias;[.E47]+1)+VLOOKUP([.E47];Distancias;[.F47]+1)+VLOOKUP([.F47];Distancias;[.G47]+1)+VLOOKUP([.G47];Distancias;[.H47]+1)+VLOOKUP([.H47];Distancias;[.C47]+1)" office:value-type="float" office:value="44">
            <text:p>44</text:p>
          </table:table-cell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VLOOKUP([.C48];Distancias;[.D48]+1)+VLOOKUP([.D48];Distancias;[.E48]+1)+VLOOKUP([.E48];Distancias;[.F48]+1)+VLOOKUP([.F48];Distancias;[.G48]+1)+VLOOKUP([.G48];Distancias;[.H48]+1)+VLOOKUP([.H48];Distancias;[.C48]+1)" office:value-type="float" office:value="42">
            <text:p>4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formula="of:=VLOOKUP([.C49];Distancias;[.D49]+1)+VLOOKUP([.D49];Distancias;[.E49]+1)+VLOOKUP([.E49];Distancias;[.F49]+1)+VLOOKUP([.F49];Distancias;[.G49]+1)+VLOOKUP([.G49];Distancias;[.H49]+1)+VLOOKUP([.H49];Distancias;[.C49]+1)" office:value-type="float" office:value="35">
            <text:p>35</text:p>
          </table:table-cell>
          <table:table-cell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formula="of:=VLOOKUP([.C50];Distancias;[.D50]+1)+VLOOKUP([.D50];Distancias;[.E50]+1)+VLOOKUP([.E50];Distancias;[.F50]+1)+VLOOKUP([.F50];Distancias;[.G50]+1)+VLOOKUP([.G50];Distancias;[.H50]+1)+VLOOKUP([.H50];Distancias;[.C50]+1)" office:value-type="float" office:value="35">
            <text:p>35</text:p>
          </table:table-cell>
          <table:table-cell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6" table:formula="of:=VLOOKUP([.C51];Distancias;[.D51]+1)+VLOOKUP([.D51];Distancias;[.E51]+1)+VLOOKUP([.E51];Distancias;[.F51]+1)+VLOOKUP([.F51];Distancias;[.G51]+1)+VLOOKUP([.G51];Distancias;[.H51]+1)+VLOOKUP([.H51];Distancias;[.C51]+1)" office:value-type="float" office:value="34">
            <text:p>34</text:p>
          </table:table-cell>
          <table:table-cell/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>
            <text:p>Ref Set Actualizado</text:p>
          </table:table-cell>
          <table:table-cell table:style-name="ce6" table:number-columns-repeated="7"/>
          <table:table-cell table:number-columns-repeated="1015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6" table:formula="of:=VLOOKUP([.C54];Distancias;[.D54]+1)+VLOOKUP([.D54];Distancias;[.E54]+1)+VLOOKUP([.E54];Distancias;[.F54]+1)+VLOOKUP([.F54];Distancias;[.G54]+1)+VLOOKUP([.G54];Distancias;[.H54]+1)+VLOOKUP([.H54];Distancias;[.C54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LOOKUP([.C55];Distancias;[.D55]+1)+VLOOKUP([.D55];Distancias;[.E55]+1)+VLOOKUP([.E55];Distancias;[.F55]+1)+VLOOKUP([.F55];Distancias;[.G55]+1)+VLOOKUP([.G55];Distancias;[.H55]+1)+VLOOKUP([.H55];Distancias;[.C55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56];Distancias;[.D56]+1)+VLOOKUP([.D56];Distancias;[.E56]+1)+VLOOKUP([.E56];Distancias;[.F56]+1)+VLOOKUP([.F56];Distancias;[.G56]+1)+VLOOKUP([.G56];Distancias;[.H56]+1)+VLOOKUP([.H56];Distancias;[.C56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57];Distancias;[.D57]+1)+VLOOKUP([.D57];Distancias;[.E57]+1)+VLOOKUP([.E57];Distancias;[.F57]+1)+VLOOKUP([.F57];Distancias;[.G57]+1)+VLOOKUP([.G57];Distancias;[.H57]+1)+VLOOKUP([.H57];Distancias;[.C57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58];Distancias;[.D58]+1)+VLOOKUP([.D58];Distancias;[.E58]+1)+VLOOKUP([.E58];Distancias;[.F58]+1)+VLOOKUP([.F58];Distancias;[.G58]+1)+VLOOKUP([.G58];Distancias;[.H58]+1)+VLOOKUP([.H58];Distancias;[.C58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59];Distancias;[.D59]+1)+VLOOKUP([.D59];Distancias;[.E59]+1)+VLOOKUP([.E59];Distancias;[.F59]+1)+VLOOKUP([.F59];Distancias;[.G59]+1)+VLOOKUP([.G59];Distancias;[.H59]+1)+VLOOKUP([.H59];Distancias;[.C59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>
            <text:p>Ref Set Ordenado</text:p>
          </table:table-cell>
          <table:table-cell table:style-name="ce6" table:number-columns-repeated="7"/>
          <table:table-cell table:number-columns-repeated="1015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7" table:formula="of:=VLOOKUP([.C62];Distancias;[.D62]+1)+VLOOKUP([.D62];Distancias;[.E62]+1)+VLOOKUP([.E62];Distancias;[.F62]+1)+VLOOKUP([.F62];Distancias;[.G62]+1)+VLOOKUP([.G62];Distancias;[.H62]+1)+VLOOKUP([.H62];Distancias;[.C62]+1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LOOKUP([.C63];Distancias;[.D63]+1)+VLOOKUP([.D63];Distancias;[.E63]+1)+VLOOKUP([.E63];Distancias;[.F63]+1)+VLOOKUP([.F63];Distancias;[.G63]+1)+VLOOKUP([.G63];Distancias;[.H63]+1)+VLOOKUP([.H63];Distancias;[.C63]+1)" office:value-type="float" office:value="42">
            <text:p>4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LOOKUP([.C64];Distancias;[.D64]+1)+VLOOKUP([.D64];Distancias;[.E64]+1)+VLOOKUP([.E64];Distancias;[.F64]+1)+VLOOKUP([.F64];Distancias;[.G64]+1)+VLOOKUP([.G64];Distancias;[.H64]+1)+VLOOKUP([.H64];Distancias;[.C64]+1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65];Distancias;[.D65]+1)+VLOOKUP([.D65];Distancias;[.E65]+1)+VLOOKUP([.E65];Distancias;[.F65]+1)+VLOOKUP([.F65];Distancias;[.G65]+1)+VLOOKUP([.G65];Distancias;[.H65]+1)+VLOOKUP([.H65];Distancias;[.C65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LOOKUP([.C66];Distancias;[.D66]+1)+VLOOKUP([.D66];Distancias;[.E66]+1)+VLOOKUP([.E66];Distancias;[.F66]+1)+VLOOKUP([.F66];Distancias;[.G66]+1)+VLOOKUP([.G66];Distancias;[.H66]+1)+VLOOKUP([.H66];Distancias;[.C66]+1)" office:value-type="float" office:value="34">
            <text:p>34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6" table:formula="of:=VLOOKUP([.C67];Distancias;[.D67]+1)+VLOOKUP([.D67];Distancias;[.E67]+1)+VLOOKUP([.E67];Distancias;[.F67]+1)+VLOOKUP([.F67];Distancias;[.G67]+1)+VLOOKUP([.G67];Distancias;[.H67]+1)+VLOOKUP([.H67];Distancias;[.C67]+1)" office:value-type="float" office:value="34">
            <text:p>34</text:p>
          </table:table-cell>
          <table:table-cell table:number-columns-repeated="1015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stancias" table:base-cell-address="$Hoja1.$A$1" table:cell-range-address="$Hoja1.$B$3:.$H$9"/>
      </table:named-expressions>
      <table:database-ranges>
        <table:database-range table:target-range-address="Hoja3.B62:Hoja3.I67" table:contains-header="false">
          <table:sort table:bind-styles-to-content="false"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3" style:display-name="Excel Built-in Heading 3" style:family="table-cell" style:parent-style-name="Excel_20_Built-in_20_Normal">
      <style:table-cell-properties fo:border-bottom="0.088cm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itle" style:display-name="Excel Built-in Title" style:family="table-cell" style:parent-style-name="Excel_20_Built-in_20_Normal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141cm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3">03/11/2009</text:date>, <text:time>10:1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03T10:13:21</dc:date>
    <meta:document-statistic meta:table-count="3" meta:cell-count="1378" meta:object-count="0"/>
    <meta:generator>OpenOffice.org/3.1$Linux OpenOffice.org_project/310m19$Build-9420</meta:generator>
  </office:meta>
</office:document-meta>
</file>